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weight="normal"/>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eca57db0-7fff-fdec-4ab8-3216815f8e02"/><text:span text:style-name="T1">Project Topic: </text:span><text:span text:style-name="T2">Car Bench 0.5</text:span></text:p>
      <text:p text:style-name="P1"><text:span text:style-name="T1">Project Members:  </text:span><text:span text:style-name="T2">Tasha Schoenstein, Michael Emanuel, Hari Kothapalli, Bryan Lee</text:span></text:p>
      <text:p text:style-name="P1"><text:span text:style-name="T1">Staff Lead: </text:span><text:span text:style-name="T2">VJ</text:span></text:p>
      <text:p text:style-name="P2">Comments on Scope:</text:p>
      <text:list xml:id="list3754894360" text:style-name="L1">
        <text:list-item>
          <text:p text:style-name="P3">Scope seems good for a team of 4. You’ll definitely want to split up the various kinds of end to end applications you want to test to collect all of the code and integrate it. You should talk to Behzad about the best way to go about integrating things as he may have some tips now that could save you a ton of time later. Suggest thinking about how many applications you want to target this semester (maybe 2 or 3, or just 1!) to make sure you don’t try to do too much as I’m sure data collection and integration will take a while!</text:p>
        </text:list-item>
      </text:list>
      <text:p text:style-name="P2">Comments on Motivation:</text:p>
      <text:list xml:id="list1317520345" text:style-name="L2">
        <text:list-item>
          <text:p text:style-name="P4">Make sure for your final paper that you build out a motivation section that explains why this is an important problem with citations. You can mirror the MavBench stuff but specialize for cars.</text:p>
        </text:list-item>
      </text:list>
      <text:p text:style-name="P2">Comments on Algorithms and Systems Coverage:</text:p>
      <text:list xml:id="list1508121749" text:style-name="L3">
        <text:list-item>
          <text:p text:style-name="P5">With some profiling at the end you’ll be collecting autonomous systems algorithms and analyzing them with a systems angle so perfect.</text:p>
        </text:list-item>
        <text:list-item>
          <text:p text:style-name="P6"><text:span text:style-name="T3">Not clear if you are planning on doing end to end learning based carbench or is it more a MAVBench? We recommend doing a simple end to end learning approach to navigate some race track. Ask us for a driving environment you can purchase (we will get it for you). For instance, here is an environment we can work on: </text:span><text:a xlink:type="simple" xlink:href="https://www.unrealengine.com/marketplace/en-US/slug/race-track-kit-pack" text:style-name="Internet_20_link" text:visited-style-name="Visited_20_Internet_20_Link"><text:span text:style-name="T4">https://www.unrealengine.com/marketplace/en-US/slug/race-track-kit-pack</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6T01:22:26.245067860</meta:creation-date>
    <dc:date>2019-10-26T01:22:38.510768553</dc:date>
    <meta:editing-duration>PT13S</meta:editing-duration>
    <meta:editing-cycles>1</meta:editing-cycles>
    <meta:document-statistic meta:table-count="0" meta:image-count="0" meta:object-count="0" meta:page-count="1" meta:paragraph-count="10" meta:word-count="254" meta:character-count="1453" meta:non-whitespace-character-count="1212"/>
    <meta:generator>LibreOffice/6.0.7.3$Linux_X86_64 LibreOffice_project/00m0$Build-3</meta:generator>
  </office:meta>
</office:document-meta>
</file>